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tortions</text:p>
      <text:p text:style-name="P2"/>
      <text:p text:style-name="P1">Introduction</text:p>
      <text:p text:style-name="P1"><text:span text:style-name="T1"/></text:p>
      <text:p text:style-name="P3"><text:span text:style-name="T1">The distortion library allows the programmer to create refraction effects in form of expanding rings. This is usually used in combination with explosions and other heavy impacts.</text:span></text:p>
      <text:p text:style-name="P3"><text:span text:style-name="T1"/></text:p>
      <text:p text:style-name="P3"><text:span text:style-name="T1">This library uses a subdivided plain object positioned in front of a separate camera, to which the scene is rendered, and distorted through vertex manipulation. Up to a hundred simultaneous distortions are possible, but not recommended.</text:span></text:p>
      <text:p text:style-name="P3"><text:span text:style-name="T1"/></text:p>
      <text:p text:style-name="P3"><text:span text:style-name="T1">It is also to note that the function interpolates 4 steps in order to increase smoothness.</text:span></text:p>
      <text:p text:style-name="P3"><text:span text:style-name="T1"/></text:p>
      <text:p text:style-name="P5"><text:span text:style-name="T1"/></text:p>
      <text:p text:style-name="P5"><text:span text:style-name="T1"/></text:p>
      <text:p text:style-name="P6">Commands</text:p>
      <text:p text:style-name="P6"/>
      <text:p text:style-name="P3">InitDistortion()</text:p>
      <text:p text:style-name="P4">This will initialise all distortion functions and set up the distortion plain.</text:p>
      <text:p text:style-name="P4"/>
      <text:p text:style-name="P3">CreateDistortion( x# , y# , z# , bend# , bend_dec# , speed# , sector )</text:p>
      <text:p text:style-name="P3"><text:span text:style-name="T1">This will create a distortion at the specified 3D world coordinates x,y,z.</text:span></text:p>
      <text:p text:style-name="P3"><text:span text:style-name="T1">bend# specifies the amplitude of the distortion. A value of around 2.0 is recommended.</text:span></text:p>
      <text:p text:style-name="P3"><text:span text:style-name="T1">bend_dec# specifies how quickly the amplitude should decrement.</text:span></text:p>
      <text:p text:style-name="P3"><text:span text:style-name="T1">speed# specifies how fast the ring should expand. A value between 3-8 is recommended.</text:span></text:p>
      <text:p text:style-name="P3"><text:span text:style-name="T1">sector specifies the accuracy of the distortion calculation. The function manipulates the vertices on the outline of an expanding circle. A lower value will cause more points to be calculated (i.e. a higher accuracy), however it will take longer to calculate. The points calculated are 360/sector, so a value of 1 will cause 360 to be calculated, a value of 2 will cause 180 to be calculated. It is recommended to use a value of 1 with larger distortions, and a value of 12 – 24 is sufficient for small distortions.</text:span></text:p>
      <text:p text:style-name="P3"><text:span text:style-name="T1"/></text:p>
      <text:p text:style-name="P3">DestroyDistortion( index )</text:p>
      <text:p text:style-name="P4">This will destroy an active distortion with the specified index.</text:p>
      <text:p text:style-name="P4"/>
      <text:p text:style-name="P3">ControlDistortion()</text:p>
      <text:p text:style-name="P4">This is called every loop as long as CTRL.Distortion = 1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Murray</meta:initial-creator>
    <meta:creation-date>2012-04-25T16:19:11.01</meta:creation-date>
    <dc:date>2012-04-26T17:44:56.50</dc:date>
    <dc:creator>Alex Murray</dc:creator>
    <meta:editing-duration>P1DT1H59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8" meta:word-count="274" meta:character-count="1688"/>
  </office:meta>
</office:document-meta>
</file>